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272e0" officeooo:paragraph-rsid="001272e0"/>
    </style:style>
    <style:style style:name="P2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272e0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edback Form</text:p>
      <text:p text:style-name="P1"/>
      <text:p text:style-name="P2">This is the feedback form for "Introduction to Programming" conducted by FOSS <text:span text:style-name="T1">Pulchowk</text:span> on Sunday, 1st of December at F Hall, IOE Pulchowk Campus. <text:span text:style-name="T1">You’re kindly requested to fill this form sincerely for the improvement of our upcoming projects.</text:span></text:p>
      <text:h text:style-name="Heading_20_1" text:outline-level="1">Name<text:span text:style-name="T2">*</text:span></text:h>
      <text:p text:style-name="Text_20_body"/>
      <text:p text:style-name="Text_20_body"/>
      <text:h text:style-name="Heading_20_1" text:outline-level="1">Roll Number<text:span text:style-name="T2">*</text:span></text:h>
      <text:p text:style-name="Text_20_body">eg; 075BCT533</text:p>
      <text:p text:style-name="Text_20_body"/>
      <text:p text:style-name="Text_20_body"/>
      <text:h text:style-name="Heading_20_1" text:outline-level="1">Feedback<text:span text:style-name="T2">*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3:24:00.973729331</meta:creation-date>
    <dc:date>2018-11-30T23:39:28.066692001</dc:date>
    <meta:editing-duration>PT19S</meta:editing-duration>
    <meta:editing-cycles>1</meta:editing-cycles>
    <meta:document-statistic meta:table-count="0" meta:image-count="0" meta:object-count="0" meta:page-count="1" meta:paragraph-count="6" meta:word-count="47" meta:character-count="295" meta:non-whitespace-character-count="254"/>
    <meta:generator>LibreOffice/6.1.3.2$Linux_X86_64 LibreOffice_project/10$Build-2</meta:generator>
  </office:meta>
</office:document-meta>
</file>